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6c6ff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Sanskrit 2003" fo:font-size="13pt" fo:font-weight="bold" officeooo:paragraph-rsid="0016c6ff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6c6ff" style:font-size-asian="13pt" style:font-name-complex="Sanskrit 2003" style:font-size-complex="13pt"/>
    </style:style>
    <style:style style:name="P4" style:family="paragraph" style:parent-style-name="Footnote">
      <style:text-properties officeooo:rsid="0472cddc" officeooo:paragraph-rsid="0472cddc"/>
    </style:style>
    <style:style style:name="P5" style:family="paragraph" style:parent-style-name="Footnote">
      <style:text-properties officeooo:rsid="0473efa0" officeooo:paragraph-rsid="0473efa0"/>
    </style:style>
    <style:style style:name="P6" style:family="paragraph" style:parent-style-name="Footnote">
      <style:text-properties officeooo:rsid="04751213" officeooo:paragraph-rsid="04751213"/>
    </style:style>
    <style:style style:name="P7" style:family="paragraph" style:parent-style-name="Footnote">
      <style:text-properties officeooo:rsid="047512d3" officeooo:paragraph-rsid="047512d3"/>
    </style:style>
    <style:style style:name="P8" style:family="paragraph" style:parent-style-name="Footnote">
      <style:text-properties officeooo:rsid="0476706a" officeooo:paragraph-rsid="0476706a"/>
    </style:style>
    <style:style style:name="P9" style:family="paragraph" style:parent-style-name="Footnote">
      <style:text-properties officeooo:rsid="047ec420" officeooo:paragraph-rsid="047ec420"/>
    </style:style>
    <style:style style:name="T1" style:family="text">
      <style:text-properties officeooo:rsid="047f6bdb"/>
    </style:style>
    <style:style style:name="T2" style:family="text">
      <style:text-properties fo:color="#000000"/>
    </style:style>
    <style:style style:name="T3" style:family="text">
      <style:text-properties fo:color="#000000" officeooo:rsid="047153c6"/>
    </style:style>
    <style:style style:name="T4" style:family="text">
      <style:text-properties fo:color="#000000" officeooo:rsid="04725bda"/>
    </style:style>
    <style:style style:name="T5" style:family="text">
      <style:text-properties fo:color="#000000" officeooo:rsid="0472cddc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47153c6" style:font-weight-asian="bold" style:font-weight-complex="bold"/>
    </style:style>
    <style:style style:name="T8" style:family="text">
      <style:text-properties officeooo:rsid="04725bda"/>
    </style:style>
    <style:style style:name="T9" style:family="text">
      <style:text-properties officeooo:rsid="0472cddc"/>
    </style:style>
    <style:style style:name="T10" style:family="text">
      <style:text-properties officeooo:rsid="0473efa0"/>
    </style:style>
    <style:style style:name="T11" style:family="text">
      <style:text-properties officeooo:rsid="04742b90"/>
    </style:style>
    <style:style style:name="T12" style:family="text">
      <style:text-properties officeooo:rsid="04751213"/>
    </style:style>
    <style:style style:name="T13" style:family="text">
      <style:text-properties officeooo:rsid="047512d3"/>
    </style:style>
    <style:style style:name="T14" style:family="text">
      <style:text-properties officeooo:rsid="0475143f"/>
    </style:style>
    <style:style style:name="T15" style:family="text">
      <style:text-properties officeooo:rsid="0476706a"/>
    </style:style>
    <style:style style:name="T16" style:family="text">
      <style:text-properties officeooo:rsid="047d6f9f"/>
    </style:style>
    <style:style style:name="T17" style:family="text">
      <style:text-properties officeooo:rsid="047df1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ैकचत्वारिंशोऽध्यायः </text:p>
      <text:p text:style-name="P3"><text:span text:style-name="T6">शिलाविन्यासविधान</text:span><text:span text:style-name="T7">म्</text:span><text:span text:style-name="T2"><text:line-break/>भगवानुवाच -<text:line-break/>पादप्रतिष्ठां व</text:span><text:span text:style-name="T4">क्ष्या</text:span><text:span text:style-name="T2">मि शिलाविन्यासलक्षण</text:span><text:span text:style-name="T5">ा</text:span><text:span text:style-name="T4">म्</text:span><text:span text:style-name="T2"> ।</text:span> <text:line-break/>अग्रतो मण्डपः का<text:span text:style-name="T8">र्यः</text:span> कुण्डानान्तु चतुष्टय<text:span text:style-name="T8">म्</text:span> ॥१<text:span text:style-name="T8">॥</text:span> <text:line-break/>कुम्भन्यासेष्टकान्यासो द्वारस्तम्भोच्छ्रयं शुभ<text:span text:style-name="T9">म्</text:span> । <text:s/><text:line-break/>पादोनं पूरयेत्खातं तत्र वास्तुं यजेत्समे ॥२<text:span text:style-name="T8">॥</text:span> <text:line-break/>इष्टकाश्च सुपक्वाः स्युर्द्वादशाङ्गुलसम्मिताः । <text:line-break/>सविस्तारत्रिभागे<text:span text:style-name="T9">ण</text:span> वैपुल्येन <text:s/>समन्विताः ॥३<text:span text:style-name="T8">॥</text:span> <text:line-break/>करप्रमाणा श्रेष्ठा स्याच्छिला<text:span text:style-name="T9">ऽ</text:span>प्यथ<text:note text:id="ftn365" text:note-class="footnote"><text:note-citation>1</text:note-citation><text:note-body><text:p text:style-name="P4">च्छिला स्यान्न शि</text:p></text:note-body></text:note> शिलामये <text:s/>। <text:s/><text:line-break/>नव कुम्भांस्ताम्रमयान् स्थापयेदिष्टकाघटान् ॥४<text:span text:style-name="T8">॥</text:span> <text:line-break/>अद्भिः पञ्चकषायेण स<text:span text:style-name="T9">र्वौ</text:span>षधिजलेन च । <text:s/><text:line-break/>गन्धतोयेन च तथा कुम्भैस्तोयसुपूरितैः ॥५<text:span text:style-name="T8">॥</text:span> <text:line-break/>हिरण्यव्रीहिसंयुक्तैर्गन्धचन्दनच<text:span text:style-name="T9">र्चि</text:span>तैः । <text:line-break/>आपो हि ष्ठेतितिसृभिः श<text:span text:style-name="T9">ं नो</text:span> देवीति चाप्यथ ॥६<text:span text:style-name="T8">॥</text:span> <text:line-break/>तरत्समन्दीरिति च <text:s/>पावमानीभिरेव च । <text:line-break/>उदुत्तमं वरुणमिति कयानश्च तथैव च ॥७<text:span text:style-name="T8">॥</text:span> </text:p>
      <text:p text:style-name="P3">वरुणस्येति मन्त्रेण हंसः शुचिषदित्यपि । <text:s/><text:line-break/>श्रीसूक्तेन तथा शिलाः संस्थाप्य संघटाः<text:note text:id="ftn366" text:note-class="footnote"><text:note-citation>2</text:note-citation><text:note-body><text:p text:style-name="P5">संयुताः, संघशः</text:p></text:note-body></text:note> <text:s/>॥८<text:span text:style-name="T8">॥</text:span> <text:line-break/>शय्यायां मण्डपे प्राच्यां मण्डले हरिम<text:span text:style-name="T10">र्च</text:span>येत् । <text:s/><text:line-break/>जुहुयाज्जनयित्वा<text:span text:style-name="T10">ऽ</text:span>ग्निं समिधो द्वादशीस्ततः<text:note text:id="ftn367" text:note-class="footnote"><text:note-citation>3</text:note-citation><text:note-body><text:p text:style-name="P5">द्वादशार्णतः</text:p></text:note-body></text:note> ॥९<text:span text:style-name="T8">॥</text:span> <text:line-break/><text:soft-page-break/>आघारावाज्यभागौ तु प्रणवेनैव कारयेत् । <text:line-break/>अष्टा<text:span text:style-name="T10">ऽऽ</text:span>हुतीस्तथा<text:span text:style-name="T10">ऽ</text:span>ष्टान्तैराज्यं<text:note text:id="ftn368" text:note-class="footnote"><text:note-citation>4</text:note-citation><text:note-body><text:p text:style-name="P5">थाऽष्टार्णैराज्यं</text:p></text:note-body></text:note> <text:s/>व्याहृतिभिः क्रमात् ॥१०<text:span text:style-name="T8">॥</text:span> <text:line-break/><text:note text:id="ftn369" text:note-class="footnote"><text:note-citation>5</text:note-citation><text:note-body><text:p text:style-name="P5">लोकेशाग्नये</text:p></text:note-body></text:note>लोकेशानामग्नये वै सोमायवग्रहेषु<text:note text:id="ftn370" text:note-class="footnote"><text:note-citation>6</text:note-citation><text:note-body><text:p text:style-name="P5">सोमाय च ग्रहाय च</text:p></text:note-body></text:note> च <text:s/>।<text:line-break/>पुरुषोत्तमायेति च व्याहृतीर्जुहुयात्ततः ॥११<text:span text:style-name="T8">॥</text:span> <text:line-break/>प्रायश्चित्तं ततः पूर्णां मू<text:span text:style-name="T10">र्तिं </text:span>मांस<text:span text:style-name="T10">ं </text:span>घृत<text:span text:style-name="T10">ं ति</text:span>लान् । <text:line-break/>वेदाद्यैर्द्वादशान्तेन<text:note text:id="ftn371" text:note-class="footnote"><text:note-citation>7</text:note-citation><text:note-body><text:p text:style-name="P5">वेदान्तैर्द्वादशार्णेन</text:p></text:note-body></text:note> <text:s/>कुम्भेषु च पृथक् पृथक् ॥१२<text:span text:style-name="T8">॥</text:span> <text:line-break/>प्राङ्मुखस्तु गुरुः कु<text:span text:style-name="T10">र्या</text:span>दष्टदिक्षु विलिप्य च ।<text:line-break/>मध्ये चैकां शिलां कुम्भं न्यसेदेतान् सुरान् क्रमात् ॥१३<text:span text:style-name="T8">॥</text:span> <text:line-break/>पद्मं चैव महापद्मं मकरं कच्छपं तथा ।<text:line-break/>कुमुदञ्च तथा<text:span text:style-name="T11">ऽऽ</text:span>नन्दं पद्मं शङ्खञ्च पद्मिनी<text:span text:style-name="T11">म्</text:span> ॥१४<text:span text:style-name="T8">॥</text:span> <text:line-break/>कुम्भान्न चालयेत्तेषु न्यसेदष्टेष्टकाः क्रमात् । <text:line-break/>ईशानान्ताश्च पू<text:span text:style-name="T11">र्वा</text:span>दाविष्टका<text:span text:style-name="T11">ः</text:span> प्रथमं न्यसेत् ॥१५<text:span text:style-name="T8">॥</text:span> <text:line-break/>शक्तयो विमलाद्यास्तु इष्टकानान्तु देवताः ।<text:line-break/>न्यसनीया यथा योगं मध्ये न्यस्या त्वनुग्रहा ॥१६<text:span text:style-name="T8">॥</text:span> <text:line-break/>अव्यङ्गे चाक्षत<text:span text:style-name="T11">े</text:span> पूर्णं मुनेरङ्गिरसः सुते ।<text:line-break/>इष्टके त्वं प्रयच्छेष्टं प्रतिष्ठां कारयाम्यह<text:span text:style-name="T11">म्</text:span> ॥१७<text:span text:style-name="T8">॥</text:span> <text:line-break/>मन्त्रेणानेन विन्यस्य इष्टका देशिकोत्तमः । </text:p>
      <text:p text:style-name="P3">गर्भाधानं ततः कु<text:span text:style-name="T11">र्या</text:span>न्मध्यस्थाने समाहितः ॥१८<text:span text:style-name="T8">॥</text:span> <text:line-break/>कुम्भोपरिष्टा<text:span text:style-name="T11">द्</text:span>देवेशं पद्मिनीं न्यस्य देवता<text:span text:style-name="T11">म्</text:span> ।<text:line-break/>मृत्तिकाश्चैव पुष्पाणि धातवो रत्नमेव च <text:s/>॥१९<text:span text:style-name="T8">॥</text:span> <text:line-break/><text:soft-page-break/><text:note text:id="ftn372" text:note-class="footnote"><text:note-citation>8</text:note-citation><text:note-body><text:p text:style-name="P6">लोहादिनिर्मिते</text:p></text:note-body></text:note>लौहानि दिक्पतेरस्त्रं यजेद्वै गर्भभाजने । <text:s/><text:line-break/>द्वादशाङ्गुलविस्तारे चतुरङ्गुलकोच्छ्रये ॥२०<text:span text:style-name="T8">॥</text:span> <text:line-break/>पद्माकारे ताम्रमये भाजने पृथिवीं यजेत् । <text:s/><text:line-break/>एकान्ते सर्वभूतेशे पर्वतासनमण्डिते ॥२१<text:span text:style-name="T8">॥</text:span> <text:line-break/>समुद्रपरिवारे त्वं देवि गर्भं समाश्रय । <text:s/><text:line-break/>नन्दे नन्दय वासिष्ठे वसुभिः प्रजया <text:s/>सह ॥२२<text:span text:style-name="T8">॥</text:span> <text:line-break/>जये भार्गवदायादे प्रजानां विजयावहे । <text:s/><text:line-break/>पूर्णे<text:span text:style-name="T12">ऽ</text:span>ङ्गिरसदायादे पूर्णकामं कुरुष्व मा<text:span text:style-name="T12">म्</text:span> ॥२३<text:span text:style-name="T8">॥</text:span> <text:line-break/>भद्रे काश्यपदायादे कुरु भद्रां मतिं मम । <text:s/><text:line-break/>सर्व<text:span text:style-name="T12">बी</text:span>जसमायुक्ते स<text:span text:style-name="T12">र्व</text:span>रत्नौषधीवृते ॥२४<text:span text:style-name="T8">॥</text:span> <text:line-break/>जये सुरुचिरे नन्दे वासिष्ठे रम्यतामिह । <text:s/><text:line-break/>प्रजापतिसुते देवि चतुरस्रे महीयसि ॥२५<text:span text:style-name="T8">॥</text:span> <text:line-break/>सुभगे सुप्रभे भद्रे गृहे काश्यपि रम्यता<text:span text:style-name="T13">म्</text:span> । <text:s/><text:line-break/>पूजिते परमाश्च<text:span text:style-name="T13">र्ये</text:span><text:span text:style-name="T13"><text:note text:id="ftn373" text:note-class="footnote"><text:note-citation>9</text:note-citation><text:note-body><text:p text:style-name="P7">परमाचार्ये</text:p></text:note-body></text:note></text:span> गन्धमाल्यैरलङ्कृते ॥२६<text:span text:style-name="T8">॥</text:span> <text:line-break/>भवभूतिकरी देवि गृहे भार्गवि रम्यता<text:span text:style-name="T14">म्</text:span> । <text:line-break/>देशस्वामिपुरस्वामिगृहस्वामिपरिग्रहे ॥२७<text:span text:style-name="T8">॥</text:span> <text:line-break/>मनुष्यादिकतुष्ट्यर्थं पशुवृद्धिकरी भव । <text:line-break/>एवमुक्त्वा ततः खातं गोमूत्रेण तु सेचयेत् ॥२८<text:span text:style-name="T8">॥</text:span> <text:line-break/>कृत्वा निधापयेद्गर्भं गर्भाधानं भवेन्निशि । <text:line-break/>गोवस्त्रादि प्रदद्याच्च गुरवे<text:span text:style-name="T15">ऽ</text:span>न्येषु भोजन<text:span text:style-name="T15">म्</text:span> ॥२९<text:span text:style-name="T8">॥</text:span></text:p>
      <text:p text:style-name="P1"><text:soft-page-break/>गर्भं न्यस्येष्टका न्यस्य ततो गर्भं प्रपूरयेत् । <text:line-break/>पीठबन्धमतः <text:note text:id="ftn374" text:note-class="footnote"><text:note-citation>10</text:note-citation><text:note-body><text:p text:style-name="Footnote">कुर्यात्ततः प्रासादमानतः</text:p></text:note-body></text:note>कु<text:span text:style-name="T15">र्या</text:span>न्मितप्रासादमानतः ॥३०<text:span text:style-name="T8">॥</text:span> <text:line-break/>पीठोत्तम<text:span text:style-name="T15">ं चो</text:span>च्छ्रयेण प्रासादस्या<text:span text:style-name="T15">र्ध</text:span>विस्तरात् । <text:line-break/>पादहीनं मध्यमं स्यात्कनिष्ठं चोत्तमा<text:span text:style-name="T15">र्ध</text:span>तः ॥३१<text:span text:style-name="T8">॥</text:span> <text:line-break/>पीठबन्धोपरिष्ठात्तु वास्तुयागं<text:note text:id="ftn375" text:note-class="footnote"><text:note-citation>11</text:note-citation><text:note-body><text:p text:style-name="P8">वास्तुयोगं</text:p></text:note-body></text:note> पुनर्यजेत् । <text:s/><text:line-break/>पादप्रतिष्ठाकारी तु निष्पापो दिवि मोदते ॥३२<text:span text:style-name="T8">॥</text:span> <text:line-break/>देवागारं करोमीति मनसा यस्तु चिन्तयेत् । <text:s/><text:line-break/>तस्य कायगतं पापं तदह्ना हि प्रणश्यति ॥३३<text:span text:style-name="T8">॥</text:span> <text:line-break/>कृते तु किं पुनस्तस्य प्रासादे विधिनैव तु । <text:s/><text:line-break/>अष्टेष्टकसमायुक्तं यः कु<text:span text:style-name="T16">र्या</text:span>द्देवतालय<text:span text:style-name="T17">म्</text:span> ॥३४<text:span text:style-name="T8">॥</text:span> <text:line-break/>न तस्य फलसम्पत्तिर्वक्तुं शक्येत केनचित् । <text:s/><text:line-break/>अनेनैवानुमेयं हि फलं प्रासादविस्तरात् ॥३५<text:span text:style-name="T8">॥</text:span> <text:line-break/>ग्राममध्ये च <text:note text:id="ftn376" text:note-class="footnote"><text:note-citation>12</text:note-citation><text:note-body><text:p text:style-name="P9">पूर्वस्यां / मध्ये च</text:p></text:note-body></text:note>पूर्वे च प्रत्यग्द्वारं प्रकल्पयेत् । <text:s/><text:line-break/>विदिशासु च सर्वासु ग्रामे प्रत्यङ्मुखो भवेत् । <text:line-break/>दक्षिणे चोत्तरे चैव पश्चिमे प्राङ्मुखो भवेत् ॥३६॥ </text:p>
      <text:p text:style-name="Text_20_body">इत्यादिमहापुराणे आग्नेये <text:span text:style-name="T1">शिलाविन्यासविधानं</text:span> नाम एकचत्वारिंश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center" style:justify-single-word="false"/>
      <style:text-properties style:font-name="Sanskrit 2003" fo:font-family="'Sanskrit 2003'" style:font-family-generic="swiss" style:font-pitch="variable" fo:font-size="13pt" style:font-size-asian="13pt" style:font-name-complex="Sanskrit 2003" style:font-family-complex="'Sanskrit 2003'" style:font-family-generic-complex="swiss" style:font-pitch-complex="variable" style:font-size-complex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officeooo:rsid="0476706a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4:27:15.179199367</meta:creation-date>
    <dc:date>2017-04-29T14:28:34.121523122</dc:date>
    <meta:editing-duration>PT1M19S</meta:editing-duration>
    <meta:editing-cycles>1</meta:editing-cycles>
    <meta:document-statistic meta:table-count="0" meta:image-count="0" meta:object-count="0" meta:page-count="4" meta:paragraph-count="18" meta:word-count="423" meta:character-count="2029" meta:non-whitespace-character-count="1531"/>
    <meta:generator>LibreOffice/5.1.6.2$Linux_X86_64 LibreOffice_project/10m0$Build-2</meta:generator>
  </office:meta>
</office:document-meta>
</file>